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c19c" officeooo:paragraph-rsid="0011c19c"/>
    </style:style>
    <style:style style:name="P2" style:family="paragraph" style:parent-style-name="Standard">
      <style:text-properties style:font-name="Arial1" fo:font-size="10pt" officeooo:rsid="0011c19c" officeooo:paragraph-rsid="0011c19c" style:font-size-asian="10pt" style:font-size-complex="10pt"/>
    </style:style>
    <style:style style:name="P3" style:family="paragraph" style:parent-style-name="Standard">
      <style:paragraph-properties fo:break-before="page"/>
      <style:text-properties style:font-name="Arial1" fo:font-size="10pt" officeooo:rsid="0011c19c" officeooo:paragraph-rsid="0011c19c" style:font-size-asian="10pt" style:font-size-complex="10pt"/>
    </style:style>
    <style:style style:name="P4" style:family="paragraph" style:parent-style-name="Standard">
      <style:text-properties style:font-name="Arial1" fo:font-size="10pt" style:text-underline-style="solid" style:text-underline-width="auto" style:text-underline-color="font-color" fo:font-weight="bold" officeooo:rsid="0011c19c" officeooo:paragraph-rsid="0011c19c" style:font-size-asian="10pt" style:font-weight-asian="bold" style:font-size-complex="10pt" style:font-weight-complex="bold"/>
    </style:style>
    <style:style style:name="P5" style:family="paragraph" style:parent-style-name="Standard" style:list-style-name="L1">
      <style:text-properties style:font-name="Arial1" fo:font-size="10pt" officeooo:rsid="0011c19c" officeooo:paragraph-rsid="0011c19c" style:font-size-asian="10pt" style:font-size-complex="10pt"/>
    </style:style>
    <style:style style:name="P6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style:font-name="Arial1" fo:font-size="10pt" officeooo:rsid="0011c19c" officeooo:paragraph-rsid="0011c19c" style:font-size-asian="10pt" style:font-size-complex="10pt"/>
    </style:style>
    <style:style style:name="P7" style:family="paragraph" style:parent-style-name="Standard" style:list-style-name="L2">
      <style:text-properties style:font-name="Arial1" fo:font-size="10pt" officeooo:rsid="0011c19c" officeooo:paragraph-rsid="0011c19c" style:font-size-asian="10pt" style:font-size-complex="10pt"/>
    </style:style>
    <style:style style:name="P8" style:family="paragraph" style:parent-style-name="Standard" style:list-style-name="L3">
      <style:text-properties style:font-name="Arial1" fo:font-size="10pt" officeooo:rsid="0011c19c" officeooo:paragraph-rsid="0011c19c" style:font-size-asian="10pt" style:font-size-complex="10pt"/>
    </style:style>
    <style:style style:name="P9" style:family="paragraph" style:parent-style-name="Standard" style:list-style-name="L4">
      <style:text-properties style:font-name="Arial1" fo:font-size="10pt" officeooo:rsid="0011c19c" officeooo:paragraph-rsid="0011c19c" style:font-size-asian="10pt" style:font-size-complex="10pt"/>
    </style:style>
    <style:style style:name="P10" style:family="paragraph" style:parent-style-name="Standard" style:list-style-name="L5">
      <style:text-properties style:font-name="Arial1" fo:font-size="10pt" officeooo:rsid="0011c19c" officeooo:paragraph-rsid="0011c19c" style:font-size-asian="10pt" style:font-size-complex="10pt"/>
    </style:style>
    <style:style style:name="P11" style:family="paragraph" style:parent-style-name="Standard" style:list-style-name="L5">
      <style:text-properties style:font-name="Arial1" fo:font-size="10pt" officeooo:rsid="0011c19c" officeooo:paragraph-rsid="00126c41" style:font-size-asian="10pt" style:font-size-complex="10pt"/>
    </style:style>
    <style:style style:name="P12" style:family="paragraph" style:parent-style-name="Standard" style:list-style-name="L6">
      <style:text-properties style:font-name="Arial1" fo:font-size="10pt" officeooo:rsid="0011c19c" officeooo:paragraph-rsid="0011c19c" style:font-size-asian="10pt" style:font-size-complex="10pt"/>
    </style:style>
    <style:style style:name="P13" style:family="paragraph" style:parent-style-name="Standard" style:list-style-name="L7">
      <style:text-properties style:font-name="Arial1" fo:font-size="10pt" officeooo:rsid="0011c19c" officeooo:paragraph-rsid="0011c19c" style:font-size-asian="10pt" style:font-size-complex="10pt"/>
    </style:style>
    <style:style style:name="P14" style:family="paragraph" style:parent-style-name="Standard" style:list-style-name="L5">
      <style:text-properties style:font-name="Arial1" fo:font-size="10pt" officeooo:rsid="00126c41" officeooo:paragraph-rsid="00126c41" style:font-size-asian="10pt" style:font-size-complex="10pt"/>
    </style:style>
    <style:style style:name="P15" style:family="paragraph" style:parent-style-name="Standard" style:list-style-name="L6">
      <style:text-properties style:font-name="Arial1" fo:font-size="10pt" officeooo:rsid="00126c41" officeooo:paragraph-rsid="00126c41" style:font-size-asian="10pt" style:font-size-complex="10pt"/>
    </style:style>
    <style:style style:name="P16" style:family="paragraph" style:parent-style-name="Standard" style:list-style-name="L1">
      <style:text-properties fo:font-variant="normal" fo:text-transform="none" fo:color="#24292f" loext:opacity="100%" style:font-name="Arial1" fo:font-size="10pt" fo:letter-spacing="normal" fo:font-style="normal" fo:font-weight="normal" officeooo:rsid="0011c19c" officeooo:paragraph-rsid="0011c19c" style:font-size-asian="10pt" style:font-size-complex="10pt"/>
    </style:style>
    <style:style style:name="P17" style:family="paragraph" style:parent-style-name="Standard" style:list-style-name="L4">
      <style:text-properties officeooo:rsid="0011c19c" officeooo:paragraph-rsid="0011c19c"/>
    </style:style>
    <style:style style:name="P18" style:family="paragraph" style:parent-style-name="Text_20_body" style:list-style-name="L1">
      <style:text-properties fo:font-variant="normal" fo:text-transform="none" fo:color="#24292f" loext:opacity="100%" style:font-name="Arial1" fo:font-size="10pt" fo:letter-spacing="normal" fo:font-style="normal" fo:font-weight="normal" officeooo:rsid="0011c19c" officeooo:paragraph-rsid="0011c19c" style:font-size-asian="10pt" style:font-size-complex="10pt"/>
    </style:style>
    <style:style style:name="T1" style:family="text">
      <style:text-properties fo:font-variant="normal" fo:text-transform="none" fo:color="#24292f" loext:opacity="100%" fo:letter-spacing="normal" fo:font-style="normal" fo:font-weight="normal"/>
    </style:style>
    <style:style style:name="T2" style:family="text">
      <style:text-properties fo:font-variant="normal" fo:text-transform="none" fo:color="#24292f" loext:opacity="100%" fo:letter-spacing="normal" fo:font-style="normal" fo:font-weight="normal" officeooo:rsid="00126c41"/>
    </style:style>
    <style:style style:name="T3" style:family="text">
      <style:text-properties style:font-name="Arial1" fo:font-size="10pt" style:font-size-asian="10pt" style:font-size-complex="10pt"/>
    </style:style>
    <style:style style:name="T4" style:family="text">
      <style:text-properties officeooo:rsid="0011d9b9"/>
    </style:style>
    <style:style style:name="T5" style:family="text">
      <style:text-properties officeooo:rsid="00126c4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andards for Header File Usage</text:p>
      <text:p text:style-name="P2"/>
      <text:p text:style-name="P2">As discussed and documented in issue 43, the components of the new standard are:</text:p>
      <text:p text:style-name="P2"/>
      <text:list text:style-name="L1">
        <text:list-item>
          <text:p text:style-name="P5">We will group related functions into what we’ll call “bags”, using a new name rather than reusing another term and risk confusion<text:line-break/></text:p>
        </text:list-item>
        <text:list-item>
          <text:p text:style-name="P5">A bag will consist of 2 source files: a header (.h) file and a .cpp file<text:line-break/></text:p>
        </text:list-item>
        <text:list-item>
          <text:p text:style-name="P5">the header bag file has a header section for each function<text:line-break/></text:p>
        </text:list-item>
        <text:list-item>
          <text:p text:style-name="P6">the .cpp bag file has a code section for each function<text:line-break/></text:p>
        </text:list-item>
        <text:list-item>
          <text:p text:style-name="P5">header files or sub-sections can include:<text:line-break/></text:p>
          <text:list>
            <text:list-item>
              <text:p text:style-name="P16">syntax declarations for function calls within the associated cpp file or bag (FOB) that are used by other FOBs<text:line-break/></text:p>
            </text:list-item>
            <text:list-item>
              <text:p text:style-name="P18">syntax definitions for classes &amp; templates</text:p>
            </text:list-item>
            <text:list-item>
              <text:p text:style-name="P18">inline function definitions</text:p>
            </text:list-item>
          </text:list>
        </text:list-item>
        <text:list-item>
          <text:p text:style-name="P5">header files or sub-sections can not include:<text:line-break/></text:p>
        </text:list-item>
      </text:list>
      <text:list xml:id="list1994238411" text:style-name="L2">
        <text:list-item>
          <text:list>
            <text:list-item>
              <text:p text:style-name="P7">non-inline function definitions<text:line-break/></text:p>
            </text:list-item>
            <text:list-item>
              <text:p text:style-name="P7"><text:span text:style-name="T4">any</text:span> variable definitions <text:span text:style-name="T5">(they go in global_variables.cpp)</text:span><text:line-break/></text:p>
            </text:list-item>
            <text:list-item>
              <text:p text:style-name="P7">aggregate definitions<text:line-break/></text:p>
            </text:list-item>
            <text:list-item>
              <text:p text:style-name="P7">unnamed namespaces<text:line-break/></text:p>
            </text:list-item>
            <text:list-item>
              <text:p text:style-name="P7">using directives<text:line-break/></text:p>
            </text:list-item>
            <text:list-item>
              <text:p text:style-name="P7">included .cpp files<text:line-break/></text:p>
            </text:list-item>
            <text:list-item>
              <text:p text:style-name="P7">other included header files<text:line-break/></text:p>
            </text:list-item>
            <text:list-item>
              <text:p text:style-name="P7">OOP constructor or method calls<text:line-break/></text:p>
            </text:list-item>
          </text:list>
        </text:list-item>
        <text:list-item>
          <text:p text:style-name="P7"><text:span text:style-name="T1">Our code has only one compiled module, main.cpp (with a bunch of embedded include files) so we don’t need to use extern. Libraries are a separate issue.</text:span> </text:p>
        </text:list-item>
      </text:list>
      <text:p text:style-name="P2"/>
      <text:list xml:id="list235909745730647" text:continue-numbering="true" text:style-name="L2">
        <text:list-item>
          <text:p text:style-name="P7"><text:span text:style-name="T1">We can and should put include guards in our header files. </text:span><text:span text:style-name="T2">They</text:span><text:span text:style-name="T1"> shouldn’t be needed </text:span><text:span text:style-name="T2">for files in the src and include folders due to the way</text:span><text:span text:style-name="T1"> main.cpp includes main.h, and main.h includes all other header files. Each header file gets processed exactly once. No file other than main.h should include any other header file.</text:span> <text:s/><text:span text:style-name="T5">However, files in the /lib folder don’t follow these conventions, and include header files that include header files. Thus, include guards are mandatory in all header files.</text:span></text:p>
        </text:list-item>
      </text:list>
      <text:p text:style-name="P2"><text:tab/></text:p>
      <text:p text:style-name="P2"/>
      <text:p text:style-name="P3">Implications:</text:p>
      <text:p text:style-name="P2"/>
      <text:list xml:id="list3140549253" text:style-name="L3">
        <text:list-item>
          <text:p text:style-name="P8">Where do non-const global variables go?</text:p>
        </text:list-item>
      </text:list>
      <text:p text:style-name="P2"><text:tab/>- In the new include file global_variables.cpp. <text:span text:style-name="T4">( const global variables go here too.)</text:span><text:line-break/></text:p>
      <text:list xml:id="list235908684427092" text:continue-numbering="true" text:style-name="L3">
        <text:list-item>
          <text:p text:style-name="P8">Do we need to be careful to arrange functions so they appear before all code that calls them?<text:line-break/>- No, there will be a syntax definition in their header file <text:span text:style-name="T5">or in global_variables.cpp</text:span>, and that header file will be seen by the compiler before any code that calls the function<text:line-break/></text:p>
        </text:list-item>
        <text:list-item>
          <text:p text:style-name="P8">What stuff appears in what order in main.cpp?<text:line-break/></text:p>
        </text:list-item>
      </text:list>
      <text:list text:style-name="L4">
        <text:list-item>
          <text:list>
            <text:list-item>
              <text:p text:style-name="P9">include &lt;main.h&gt;<text:tab/><text:tab/><text:tab/>// do all .h files before any code files</text:p>
            </text:list-item>
            <text:list-item>
              <text:p text:style-name="P9">OOP constructor / <text:span text:style-name="T4">instantiation </text:span>calls<text:tab/>// after libraries, but before function code</text:p>
            </text:list-item>
            <text:list-item>
              <text:p text:style-name="P9">includes for our function code files and bags<text:tab/>// externalized .cpp files that we wrote</text:p>
            </text:list-item>
            <text:list-item>
              <text:p text:style-name="P9">functions we wrote that <text:span text:style-name="T5">in main.cpp and </text:span>aren’t externalized</text:p>
            </text:list-item>
            <text:list-item>
              <text:p text:style-name="P17"><text:span text:style-name="T3">standard functions setup() and loop()</text:span><text:line-break/></text:p>
            </text:list-item>
          </text:list>
        </text:list-item>
      </text:list>
      <text:list xml:id="list235909495493991" text:continue-list="list235908684427092" text:style-name="L3">
        <text:list-item>
          <text:p text:style-name="P8">What appears in main.h?</text:p>
        </text:list-item>
      </text:list>
      <text:list xml:id="list947443010" text:style-name="L5">
        <text:list-item>
          <text:list>
            <text:list-item>
              <text:p text:style-name="P11">Include &lt;Arduino.h&gt;<text:tab/><text:tab/><text:tab/>// following sections depend on symbols defined here</text:p>
            </text:list-item>
            <text:list-item>
              <text:p text:style-name="P11"><text:span text:style-name="T5">i</text:span>nclude &lt;our-libraries&gt;<text:tab/><text:tab/><text:tab/>// libraries that we’ve modified, like aa<text:span text:style-name="T5">Web</text:span>.h&gt;</text:p>
            </text:list-item>
            <text:list-item>
              <text:p text:style-name="P11">include &lt;external-libraries&gt;<text:tab/><text:tab/>// such as Wire.h, Adafruit....</text:p>
            </text:list-item>
            <text:list-item>
              <text:p text:style-name="P10">Includes for other .h files <text:span text:style-name="T5">from our bags // i.e. known_networks.h, flows.h ...</text:span></text:p>
            </text:list-item>
            <text:list-item>
              <text:p text:style-name="P14">include global_variables.cpp<text:tab/><text:tab/>// made available to all cpp files for linter</text:p>
            </text:list-item>
            <text:list-item>
              <text:p text:style-name="P10">syntax definitions for functions in main.cpp that are referenced elsewhere, <text:span text:style-name="T5">notably tracer(...)</text:span></text:p>
              <text:p text:style-name="P10"/>
            </text:list-item>
          </text:list>
        </text:list-item>
      </text:list>
      <text:list xml:id="list235909601860084" text:continue-list="list235909495493991" text:style-name="L3">
        <text:list-item>
          <text:p text:style-name="P8">What appears in other .h files?</text:p>
        </text:list-item>
      </text:list>
      <text:list xml:id="list1687581105" text:style-name="L6">
        <text:list-item>
          <text:list>
            <text:list-item>
              <text:p text:style-name="P15">Include &lt;main.h&gt;<text:tab/><text:tab/><text:tab/>// so linter can see all prefix files for each edited cpp file</text:p>
            </text:list-item>
            <text:list-item>
              <text:p text:style-name="P12">syntax declaration for functions in associated .cpp file</text:p>
            </text:list-item>
            <text:list-item>
              <text:p text:style-name="P12">global variables <text:span text:style-name="T5">should go in </text:span>global_variables.cpp<text:line-break/></text:p>
            </text:list-item>
          </text:list>
        </text:list-item>
      </text:list>
      <text:list xml:id="list235909079143368" text:continue-list="list235909601860084" text:style-name="L3">
        <text:list-item>
          <text:p text:style-name="P8">What appears in global_variables.cpp?</text:p>
        </text:list-item>
      </text:list>
      <text:list text:style-name="L7">
        <text:list-item>
          <text:list>
            <text:list-item>
              <text:p text:style-name="P13">Global variable declarations and definitions, <text:span text:style-name="T4">including those that are const.</text:span></text:p>
            </text:list-item>
            <text:list-item>
              <text:p text:style-name="P13">Global macro definitions (#define) </text:p>
              <text:p text:style-name="P13"/>
            </text:list-item>
          </text:list>
        </text:list-item>
      </text:list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9T21:25:40.397000000</meta:creation-date>
    <dc:date>2023-03-10T23:59:07.497000000</dc:date>
    <meta:editing-duration>PT2H34M51S</meta:editing-duration>
    <meta:editing-cycles>3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8" meta:word-count="550" meta:character-count="3252" meta:non-whitespace-character-count="2755"/>
  </office:meta>
</office:document-meta>
</file>